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FirstName">
            <text:p>FirstName</text:p>
          </table:table-cell>
          <table:table-cell table:style-name="pd1" office:value-type="string" office:value="Phone">
            <text:p>Phone</text:p>
          </table:table-cell>
          <table:table-cell table:style-name="pd1" office:value-type="string" office:value="Notes">
            <text:p>Notes</text:p>
          </table:table-cell>
        </table:table-row>
        <table:table-row>
          <table:table-cell office:value-type="string" office:value="John">
            <text:p>John</text:p>
          </table:table-cell>
          <table:table-cell office:value-type="string" office:value="9876543210">
            <text:p>9876543210</text:p>
          </table:table-cell>
          <table:table-cell office:value-type="string" office:value="Follow up next week">
            <text:p>Follow up next week</text:p>
          </table:table-cell>
        </table:table-row>
        <table:table-row>
          <table:table-cell office:value-type="string" office:value="Alice">
            <text:p>Alice</text:p>
          </table:table-cell>
          <table:table-cell office:value-type="string" office:value="9123456789">
            <text:p>9123456789</text:p>
          </table:table-cell>
          <table:table-cell office:value-type="string" office:value="Interested in product demo">
            <text:p>Interested in product demo</text:p>
          </table:table-cell>
        </table:table-row>
        <table:table-row>
          <table:table-cell office:value-type="string" office:value="Bob">
            <text:p>Bob</text:p>
          </table:table-cell>
          <table:table-cell office:value-type="string" office:value="8765432109">
            <text:p>8765432109</text:p>
          </table:table-cell>
          <table:table-cell office:value-type="string" office:value="Requested pricing details">
            <text:p>Requested pricing details</text:p>
          </table:table-cell>
        </table:table-row>
        <table:table-row>
          <table:table-cell office:value-type="string" office:value="Eve">
            <text:p>Eve</text:p>
          </table:table-cell>
          <table:table-cell office:value-type="string" office:value="9234567890">
            <text:p>9234567890</text:p>
          </table:table-cell>
          <table:table-cell office:value-type="string" office:value="Needs urgent assistance">
            <text:p>Needs urgent assistance</text:p>
          </table:table-cell>
        </table:table-row>
        <table:table-row>
          <table:table-cell office:value-type="string" office:value="Charlie">
            <text:p>Charlie</text:p>
          </table:table-cell>
          <table:table-cell office:value-type="string" office:value="8987654321">
            <text:p>8987654321</text:p>
          </table:table-cell>
          <table:table-cell office:value-type="string" office:value="Asked for case study">
            <text:p>Asked for case stud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